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54pt"/>
    </style:style>
    <style:style style:name="co2" style:family="table-column">
      <style:table-column-properties fo:break-before="auto" style:column-width="47.11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192.19pt"/>
    </style:style>
    <style:style style:name="co5" style:family="table-column">
      <style:table-column-properties fo:break-before="auto" style:column-width="50.6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F/R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Size (bp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ORF1a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CCTGTGGGTTTTACACT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ORF1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CGATTGTGCATCAGCT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GGGAACTTCTCCTGCTA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GACATTTTGCTCTCAAGC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GAGCTTAGTCCTGT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CCCTTTGTTGTGT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GTAACTGGTATGATTT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GGTCAAGGTTAATAT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GGTACGTTAATAGTTAATAG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ATTGCAGCAGTACGC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C CCC AAA ATC AGC GAA 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CT GGT TAC TGC CAG TTG AAT C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 CAA ACA TTG GCC GCA 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CG CGA CAT TCC GAA 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GG AGC CTT GAA TAC ACC AAA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GT AGC ACG ATT GCA GCA T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 TTT GGA CCT GCG AGC 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G CGG CTG TCT CCA CAA 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ORF1a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CGGATGCTCGAACTGCACC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ORF1a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TTACCAGCACGTGCTAGAAGG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ORF1a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CGAACTGCACCTCATGG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ORF1a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GAAGTTGTTATCGACATAGC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GGCAAAATTCAAGACTCACTTT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GTGGTTCATAAAAATTCCTTTGTG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AAGACTCACTTTCTTCCAC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TGAAACAAAGACACCTTCAC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TGARATGGTCATGTGTGGCGG</text:p>
          </table:table-cell>
          <table:table-cell/>
          <table:table-cell office:value-type="string" calcext:value-type="string">
            <text:p>600 NM/RX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RdR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ATGTTAAASACACTATTAGCATA</text:p>
          </table:table-cell>
          <table:table-cell/>
          <table:table-cell office:value-type="string" calcext:value-type="string">
            <text:p>800 NM/RX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GGTACGTTAATAGTTAATAG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ATTGCAGCAGTACGC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ORF1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GGGGYTTTACRGGTAACCT</text:p>
          </table:table-cell>
          <table:table-cell/>
          <table:table-cell office:value-type="string" calcext:value-type="string">
            <text:p>2 step amp</text:p>
          </table:table-cell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ORF1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ACRCGCTTAACAAAGCACTC</text:p>
          </table:table-cell>
          <table:table-cell/>
          <table:table-cell office:value-type="string" calcext:value-type="string">
            <text:p>2 step amp</text:p>
          </table:table-cell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AATCAGACAAGGAACTGATTA</text:p>
          </table:table-cell>
          <table:table-cell/>
          <table:table-cell office:value-type="string" calcext:value-type="string">
            <text:p>2 step amp</text:p>
          </table:table-cell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GAAGGTGTGACTTCCATG</text:p>
          </table:table-cell>
          <table:table-cell/>
          <table:table-cell office:value-type="string" calcext:value-type="string">
            <text:p>2 step amp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GTTTGGTGGACCCTCAG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CCCACTGCGTTCTCCAT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5:49:34.455015484</meta:creation-date>
    <dc:date>2020-04-02T14:50:14.169161568</dc:date>
    <meta:editing-duration>PT22H30M8S</meta:editing-duration>
    <meta:editing-cycles>4</meta:editing-cycles>
    <meta:generator>LibreOffice/6.0.7.3$Linux_X86_64 LibreOffice_project/00m0$Build-3</meta:generator>
    <meta:document-statistic meta:table-count="1" meta:cell-count="164" meta:object-count="0"/>
  </office:meta>
</office:document-meta>
</file>